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azir FD" svg:font-family="'Vazir F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azir FD" fo:font-size="40pt" officeooo:rsid="00189528" officeooo:paragraph-rsid="00189528" style:font-size-asian="40pt" style:font-name-complex="Vazir FD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Vazir FD" fo:font-size="20pt" officeooo:rsid="00189528" officeooo:paragraph-rsid="00189528" style:font-size-asian="20pt" style:font-name-complex="Vazir FD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Vazir FD" fo:font-size="20pt" officeooo:rsid="00189528" officeooo:paragraph-rsid="001a60f6" style:font-size-asian="20pt" style:font-name-complex="Vazir FD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Vazir FD" fo:font-size="20pt" officeooo:rsid="001a60f6" officeooo:paragraph-rsid="001a60f6" style:font-size-asian="20pt" style:font-name-complex="Vazir F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Vazir FD" fo:font-size="40pt" officeooo:rsid="00189528" officeooo:paragraph-rsid="00189528" style:font-size-asian="40pt" style:font-name-complex="Vazir FD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Vazir FD" fo:font-size="40pt" officeooo:rsid="001c50d4" officeooo:paragraph-rsid="001c50d4" style:font-size-asian="40pt" style:font-name-complex="Vazir FD" style:font-size-complex="40pt"/>
    </style:style>
    <style:style style:name="T1" style:family="text">
      <style:text-properties officeooo:rsid="001a60f6"/>
    </style:style>
    <style:style style:name="T2" style:family="text">
      <style:text-properties officeooo:rsid="001c4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موزش طراحی سایت موزیک</text:p>
      <text:p text:style-name="P1">با جنگو</text:p>
      <text:p text:style-name="P1">قسمت <text:span text:style-name="T2">هشتم</text:span></text:p>
      <text:p text:style-name="P6"><text:s/>افزودن پروژه به گیتهات</text:p>
      <text:p text:style-name="P2"/>
      <text:p text:style-name="P2">محمدرضا کسائی</text:p>
      <text:p text:style-name="P3">pyteacher.ir <text:span text:style-name="T1">سایت</text:span></text:p>
      <text:p text:style-name="P4">@ProgrammersFun کانال تلگرام</text:p>
      <text:p text:style-name="P4">@PyDeveloper آی‌دی تلگرام خود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azir FD" svg:font-family="'Vazir F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45:57.451833296</meta:creation-date>
    <dc:date>2018-11-23T11:20:53.309218282</dc:date>
    <meta:editing-duration>PT1H53M14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23" meta:character-count="148" meta:non-whitespace-character-count="132"/>
  </office:meta>
</office:document-meta>
</file>